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1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WWNum3">
      <style:text-properties officeooo:paragraph-rsid="0006b4da"/>
    </style:style>
    <style:style style:name="P2" style:family="paragraph" style:parent-style-name="Standard" style:list-style-name="WWNum3">
      <style:text-properties fo:font-size="12pt" officeooo:paragraph-rsid="0006b4da" style:font-size-asian="12pt"/>
    </style:style>
    <style:style style:name="P3" style:family="paragraph" style:parent-style-name="Standard" style:list-style-name="L1">
      <style:text-properties fo:font-size="12pt" officeooo:paragraph-rsid="0006b4da" style:font-size-asian="12pt"/>
    </style:style>
    <style:style style:name="P4" style:family="paragraph" style:parent-style-name="Standard" style:list-style-name="L3">
      <style:text-properties fo:font-size="12pt" officeooo:paragraph-rsid="0006b4da" style:font-size-asian="12pt"/>
    </style:style>
    <style:style style:name="P5" style:family="paragraph" style:parent-style-name="Standard" style:list-style-name="L4">
      <style:text-properties fo:font-size="12pt" officeooo:paragraph-rsid="0006b4da" style:font-size-asian="12pt"/>
    </style:style>
    <style:style style:name="P6" style:family="paragraph" style:parent-style-name="Standard" style:list-style-name="L5">
      <style:text-properties fo:font-size="12pt" officeooo:paragraph-rsid="0006b4da" style:font-size-asian="12pt"/>
    </style:style>
    <style:style style:name="P7" style:family="paragraph" style:parent-style-name="Standard" style:list-style-name="L6">
      <style:text-properties fo:font-size="12pt" officeooo:paragraph-rsid="0006b4da" style:font-size-asian="12pt"/>
    </style:style>
    <style:style style:name="P8" style:family="paragraph" style:parent-style-name="Standard" style:list-style-name="WWNum3">
      <style:text-properties fo:font-size="12pt" fo:font-style="italic" style:text-underline-style="solid" style:text-underline-width="auto" style:text-underline-color="font-color" fo:font-weight="bold" officeooo:paragraph-rsid="0006b4da" style:font-size-asian="12pt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text-properties fo:color="#000000" fo:font-size="12pt" officeooo:paragraph-rsid="0006b4da" style:font-size-asian="12pt"/>
    </style:style>
    <style:style style:name="P10" style:family="paragraph" style:parent-style-name="Standard" style:list-style-name="WWNum3">
      <style:text-properties fo:color="#000000" fo:font-size="12pt" fo:font-style="italic" style:text-underline-style="solid" style:text-underline-width="auto" style:text-underline-color="font-color" fo:font-weight="bold" officeooo:paragraph-rsid="0006b4da" style:font-size-asian="12pt" style:font-style-asian="italic" style:font-weight-asian="bold" style:font-style-complex="italic" style:font-weight-complex="bold"/>
    </style:style>
    <style:style style:name="P11" style:family="paragraph" style:parent-style-name="Standard" style:list-style-name="WWNum3">
      <style:text-properties fo:font-size="18pt" fo:font-style="italic" style:text-underline-style="solid" style:text-underline-width="auto" style:text-underline-color="font-color" fo:font-weight="bold" officeooo:rsid="0006b4da" officeooo:paragraph-rsid="0006b4da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 style:list-style-name="L2">
      <style:text-properties officeooo:paragraph-rsid="0006b4da"/>
    </style:style>
    <style:style style:name="P13" style:family="paragraph" style:parent-style-name="Standard" style:list-style-name="L3">
      <style:text-properties officeooo:paragraph-rsid="0006b4da"/>
    </style:style>
    <style:style style:name="P14" style:family="paragraph" style:parent-style-name="Standard" style:list-style-name="WWNum3">
      <style:text-properties fo:font-style="italic" style:text-underline-style="solid" style:text-underline-width="auto" style:text-underline-color="font-color" fo:font-weight="bold" officeooo:paragraph-rsid="0006b4da" style:font-style-asian="italic" style:font-weight-asian="bold" style:font-style-complex="italic" style:font-weight-complex="bold"/>
    </style:style>
    <style:style style:name="P15" style:family="paragraph" style:parent-style-name="Standard" style:list-style-name="L6">
      <style:text-properties officeooo:paragraph-rsid="0006b4da"/>
    </style:style>
    <style:style style:name="P16" style:family="paragraph" style:parent-style-name="Standard" style:list-style-name="WWNum3" style:master-page-name="First_20_Page">
      <style:paragraph-properties style:page-number="auto"/>
      <style:text-properties officeooo:paragraph-rsid="0006b4da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language-asian="zh" style:country-asian="CN"/>
    </style:style>
    <style:style style:name="T3" style:family="text">
      <style:text-properties fo:color="#000000" fo:font-size="12pt" style:font-size-asian="12pt"/>
    </style:style>
    <style:style style:name="T4" style:family="text">
      <style:text-properties fo:color="#000000" style:font-name="Symbol" fo:font-size="12pt" style:font-size-asian="12pt"/>
    </style:style>
    <style:style style:name="T5" style:family="text">
      <style:text-properties style:font-name="Symbol" fo:font-size="12pt" style:font-size-asian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35807055259614661" text:style-name="WWNum3">
        <text:list-header>
          <text:p text:style-name="P16"/>
          <text:p text:style-name="P1"/>
          <text:p text:style-name="P11">Problem1:</text:p>
          <text:p text:style-name="P11"/>
        </text:list-header>
        <text:list-item>
          <text:p text:style-name="P8">Customer / SECustomer</text:p>
          <text:p text:style-name="P2"/>
        </text:list-item>
      </text:list>
      <text:list xml:id="list8517356049633636603" text:style-name="L1">
        <text:list-item>
          <text:list>
            <text:list-item>
              <text:p text:style-name="P3">MmbrId (ERD)| <text:s/>Corporate Customer Id (spreadsheet)</text:p>
            </text:list-item>
            <text:list-item>
              <text:p text:style-name="P9">MmbrName (ERD) | <text:s/>Corporate Customer Name And Location (spreadsheet)</text:p>
            </text:list-item>
            <text:list-item>
              <text:p text:style-name="P9">MmbrZip (ERD) <text:s/>| <text:s/>Corporate Customer Name And Location (spreadsheet)</text:p>
            </text:list-item>
            <text:list-item>
              <text:p text:style-name="P9">MmbrEmail: ERD only; </text:p>
            </text:list-item>
            <text:list-item>
              <text:p text:style-name="P9">MemTypeId: ERD only;</text:p>
            </text:list-item>
            <text:list-item>
              <text:p text:style-name="P9">MemTypeName: ERD only</text:p>
            </text:list-item>
          </text:list>
        </text:list-item>
      </text:list>
      <text:list xml:id="list233639232729367" text:continue-list="list3135807055259614661" text:style-name="WWNum3">
        <text:list-item>
          <text:p text:style-name="P10">Calendar</text:p>
          <text:p text:style-name="P10"/>
        </text:list-item>
      </text:list>
      <text:list xml:id="list2607594550770969994" text:style-name="L2">
        <text:list-item>
          <text:list>
            <text:list-item>
              <text:p text:style-name="P12"><text:span text:style-name="T3">Date columns in the ERD (MmbrDate, SaleDate, ServPurchDate) and spreadsheet (Event Date); hierarchical (year </text:span><text:span text:style-name="T4"></text:span><text:span text:style-name="T3"> month </text:span><text:span text:style-name="T4"></text:span><text:span text:style-name="T3"> week </text:span><text:span text:style-name="T4"></text:span><text:span text:style-name="T3"> day)</text:span></text:p>
              <text:p text:style-name="P12"><text:span text:style-name="T3"/></text:p>
            </text:list-item>
          </text:list>
        </text:list-item>
      </text:list>
      <text:list xml:id="list233639378530653" text:continue-list="list233639232729367" text:style-name="WWNum3">
        <text:list-item>
          <text:p text:style-name="P8">MerchType (Merchandise Product): </text:p>
          <text:p text:style-name="P8"/>
        </text:list-item>
      </text:list>
      <text:list xml:id="list6546831225152440263" text:style-name="L3">
        <text:list-item>
          <text:list>
            <text:list-item>
              <text:p text:style-name="P4">MerchId: ERD only</text:p>
            </text:list-item>
            <text:list-item>
              <text:p text:style-name="P4">MerchName: ERD only</text:p>
            </text:list-item>
            <text:list-item>
              <text:p text:style-name="P4">MerchType: ERD only</text:p>
            </text:list-item>
            <text:list-item>
              <text:p text:style-name="P13"><text:span text:style-name="T1">Hierarchical (MerchType</text:span><text:span text:style-name="T5"></text:span><text:span text:style-name="T1"> MerchName)</text:span></text:p>
              <text:p text:style-name="P13"><text:span text:style-name="T1"/></text:p>
            </text:list-item>
          </text:list>
        </text:list-item>
      </text:list>
      <text:list xml:id="list233639296128845" text:continue-list="list233639378530653" text:style-name="WWNum3">
        <text:list-item>
          <text:p text:style-name="P8">ServCat (Service) </text:p>
          <text:p text:style-name="P8"/>
        </text:list-item>
      </text:list>
      <text:list xml:id="list2975845318864174851" text:style-name="L4">
        <text:list-item>
          <text:list>
            <text:list-item>
              <text:p text:style-name="P5">ServCatName (ERD) </text:p>
            </text:list-item>
            <text:list-item>
              <text:p text:style-name="P5">ServCatId (ERD)</text:p>
              <text:p text:style-name="P5"/>
            </text:list-item>
          </text:list>
        </text:list-item>
      </text:list>
      <text:list xml:id="list233640693024316" text:continue-list="list233639296128845" text:style-name="WWNum3">
        <text:list-item>
          <text:p text:style-name="P14"><text:span text:style-name="T1">SEType </text:span><text:span text:style-name="T2">(</text:span><text:span text:style-name="T1">Special Event) </text:span></text:p>
          <text:p text:style-name="P14"><text:span text:style-name="T1"/></text:p>
        </text:list-item>
      </text:list>
      <text:list xml:id="list8989835537384104468" text:style-name="L5">
        <text:list-item>
          <text:list>
            <text:list-item>
              <text:p text:style-name="P6">Event Type Code (spreadsheet)</text:p>
            </text:list-item>
            <text:list-item>
              <text:p text:style-name="P6">Event Name (spreadsheet)</text:p>
              <text:p text:style-name="P6"/>
            </text:list-item>
          </text:list>
        </text:list-item>
      </text:list>
      <text:list xml:id="list233641020975744" text:continue-list="list233640693024316" text:style-name="WWNum3">
        <text:list-item>
          <text:p text:style-name="P2"><text:span text:style-name="T8">Franchise:</text:span> </text:p>
          <text:p text:style-name="P2"/>
        </text:list-item>
      </text:list>
      <text:list xml:id="list5630302314745275106" text:style-name="L6">
        <text:list-item>
          <text:list>
            <text:list-item>
              <text:p text:style-name="P7">FranchId: (ERD)</text:p>
            </text:list-item>
            <text:list-item>
              <text:p text:style-name="P7">FranchRegion (ERD) </text:p>
            </text:list-item>
            <text:list-item>
              <text:p text:style-name="P7">FranchPostalCode (ERD)</text:p>
            </text:list-item>
            <text:list-item>
              <text:p text:style-name="P7">FranchModelType (ERD)</text:p>
            </text:list-item>
          </text:list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1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5in" fo:margin-left="1.25in" fo:margin-right="0.7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2:37:04.729383784</meta:creation-date>
    <dc:date>2017-06-09T23:36:38.876632814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5" meta:word-count="134" meta:character-count="808" meta:non-whitespace-character-count="725"/>
  </office:meta>
</office:document-meta>
</file>